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86cm" fo:min-width="3.03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4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4.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81cm" svg:stroke-color="#e8a202" draw:marker-start="" draw:marker-start-width="0.215cm" draw:marker-start-center="false" draw:marker-end="" draw:marker-end-width="0.215cm" draw:marker-end-center="false" svg:stroke-opacity="100%" draw:fill="solid" draw:fill-color="#ffe994" draw:opacity="100%" draw:textarea-horizontal-align="center" draw:textarea-vertical-align="middle" draw:auto-grow-height="false" draw:auto-grow-width="false" fo:min-height="3.095cm" fo:min-width="2.816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svg:stroke-opacity="100%" draw:fill="solid" draw:fill-color="#e8f2a1" draw:opacity="100%" draw:textarea-horizontal-align="center" draw:textarea-vertical-align="middle" draw:auto-grow-height="false" draw:auto-grow-width="false" fo:min-height="3.538cm" fo:min-width="3.262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81cm" svg:stroke-color="#ea7500" draw:marker-start="" draw:marker-start-width="0.215cm" draw:marker-start-center="false" draw:marker-end="" draw:marker-end-width="0.215cm" draw:marker-end-center="false" svg:stroke-opacity="100%" draw:fill="solid" draw:fill-color="#ffb66c" draw:opacity="100%" draw:textarea-horizontal-align="center" draw:textarea-vertical-align="middle" draw:auto-grow-height="false" draw:auto-grow-width="false" fo:min-height="3.538cm" fo:min-width="3.262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81cm" svg:stroke-color="#ed4c05" draw:marker-start="" draw:marker-start-width="0.215cm" draw:marker-start-center="false" draw:marker-end="" draw:marker-end-width="0.215cm" draw:marker-end-center="false" svg:stroke-opacity="100%" draw:fill="solid" draw:fill-color="#ffaa95" draw:opacity="100%" draw:textarea-horizontal-align="center" draw:textarea-vertical-align="middle" draw:auto-grow-height="false" draw:auto-grow-width="false" fo:min-height="3.094cm" fo:min-width="2.816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81cm" svg:stroke-color="#666666" draw:marker-start="" draw:marker-start-width="0.215cm" draw:marker-start-center="false" draw:marker-end="" draw:marker-end-width="0.215cm" draw:marker-end-center="false" svg:stroke-opacity="100%" draw:fill="solid" draw:fill-color="#cccccc" draw:opacity="100%" draw:textarea-horizontal-align="center" draw:textarea-vertical-align="middle" draw:auto-grow-height="false" draw:auto-grow-width="false" fo:min-height="3.093cm" fo:min-width="2.815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81cm" svg:stroke-color="#00bfff" draw:marker-start="" draw:marker-start-width="0.215cm" draw:marker-start-center="false" draw:marker-end="" draw:marker-end-width="0.215cm" draw:marker-end-center="false" svg:stroke-opacity="100%" draw:fill="solid" draw:fill-color="#add8e6" draw:opacity="100%" draw:textarea-horizontal-align="center" draw:textarea-vertical-align="middle" draw:auto-grow-height="false" draw:auto-grow-width="false" fo:min-height="3.094cm" fo:min-width="2.816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svg:stroke-opacity="100%" draw:fill="solid" draw:fill-color="#006400" draw:opacity="100%" draw:textarea-horizontal-align="center" draw:textarea-vertical-align="middle" draw:auto-grow-height="false" draw:auto-grow-width="false" fo:min-height="3.538cm" fo:min-width="3.261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81cm" svg:stroke-color="#e9967a" draw:marker-start="" draw:marker-start-width="0.215cm" draw:marker-start-center="false" draw:marker-end="" draw:marker-end-width="0.215cm" draw:marker-end-center="false" svg:stroke-opacity="100%" draw:fill="solid" draw:fill-color="#a0522d" draw:opacity="100%" draw:textarea-horizontal-align="center" draw:textarea-vertical-align="middle" draw:auto-grow-height="false" draw:auto-grow-width="false" fo:min-height="3.094cm" fo:min-width="2.815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081cm" svg:stroke-color="#ffc0cb" draw:marker-start="" draw:marker-start-width="0.215cm" draw:marker-start-center="false" draw:marker-end="" draw:marker-end-width="0.215cm" draw:marker-end-center="false" svg:stroke-opacity="100%" draw:fill="solid" draw:fill-color="#ff69b4" draw:opacity="100%" draw:textarea-horizontal-align="center" draw:textarea-vertical-align="middle" draw:auto-grow-height="false" draw:auto-grow-width="false" fo:min-height="3.095cm" fo:min-width="2.815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81cm" svg:stroke-color="#00bfff" draw:marker-start="" draw:marker-start-width="0.215cm" draw:marker-start-center="false" draw:marker-end="" draw:marker-end-width="0.215cm" draw:marker-end-center="false" svg:stroke-opacity="100%" draw:fill="solid" draw:fill-color="#0000ff" draw:opacity="100%" draw:textarea-horizontal-align="center" draw:textarea-vertical-align="middle" draw:auto-grow-height="false" draw:auto-grow-width="false" fo:min-height="3.538cm" fo:min-width="3.261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>
      <style:graphic-properties draw:fill-color="#2f4f4f" draw:textarea-horizontal-align="justify" draw:textarea-vertical-align="middle" draw:auto-grow-height="false" fo:min-height="11.948cm" fo:min-width="11.698cm"/>
    </style:style>
    <style:style style:name="gr18" style:family="graphic" style:parent-style-name="standard" style:list-style-name="L1">
      <style:graphic-properties draw:stroke="solid" draw:stroke-dash="Dashed_20__28_var_29__20_4" svg:stroke-width="0.081cm" svg:stroke-color="#e8a202" draw:marker-start="" draw:marker-start-width="0.215cm" draw:marker-start-center="false" draw:marker-end="" draw:marker-end-width="0.215cm" draw:marker-end-center="false" svg:stroke-opacity="100%" draw:fill="solid" draw:fill-color="#ffe994" draw:opacity="100%" draw:textarea-horizontal-align="center" draw:textarea-vertical-align="middle" draw:auto-grow-height="false" draw:auto-grow-width="false" fo:min-height="3.095cm" fo:min-width="2.816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081cm" svg:stroke-color="#2e8b57" draw:marker-start="" draw:marker-start-width="0.215cm" draw:marker-start-center="false" draw:marker-end="" draw:marker-end-width="0.215cm" draw:marker-end-center="false" svg:stroke-opacity="100%" draw:fill="solid" draw:fill-color="#32cd32" draw:opacity="100%" draw:textarea-horizontal-align="center" draw:textarea-vertical-align="middle" draw:auto-grow-height="false" draw:auto-grow-width="false" fo:min-height="3.538cm" fo:min-width="3.262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81cm" svg:stroke-color="#ea7500" draw:marker-start="" draw:marker-start-width="0.215cm" draw:marker-start-center="false" draw:marker-end="" draw:marker-end-width="0.215cm" draw:marker-end-center="false" svg:stroke-opacity="100%" draw:fill="solid" draw:fill-color="#ffb66c" draw:opacity="100%" draw:textarea-horizontal-align="center" draw:textarea-vertical-align="middle" draw:auto-grow-height="false" draw:auto-grow-width="false" fo:min-height="3.538cm" fo:min-width="3.262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81cm" svg:stroke-color="#ed4c05" draw:marker-start="" draw:marker-start-width="0.215cm" draw:marker-start-center="false" draw:marker-end="" draw:marker-end-width="0.215cm" draw:marker-end-center="false" svg:stroke-opacity="100%" draw:fill="solid" draw:fill-color="#ffaa95" draw:opacity="100%" draw:textarea-horizontal-align="center" draw:textarea-vertical-align="middle" draw:auto-grow-height="false" draw:auto-grow-width="false" fo:min-height="3.094cm" fo:min-width="2.816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81cm" svg:stroke-color="#666666" draw:marker-start="" draw:marker-start-width="0.215cm" draw:marker-start-center="false" draw:marker-end="" draw:marker-end-width="0.215cm" draw:marker-end-center="false" svg:stroke-opacity="100%" draw:fill="solid" draw:fill-color="#cccccc" draw:opacity="100%" draw:textarea-horizontal-align="center" draw:textarea-vertical-align="middle" draw:auto-grow-height="false" draw:auto-grow-width="false" fo:min-height="3.093cm" fo:min-width="2.815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81cm" svg:stroke-color="#00bfff" draw:marker-start="" draw:marker-start-width="0.215cm" draw:marker-start-center="false" draw:marker-end="" draw:marker-end-width="0.215cm" draw:marker-end-center="false" svg:stroke-opacity="100%" draw:fill="solid" draw:fill-color="#add8e6" draw:opacity="100%" draw:textarea-horizontal-align="center" draw:textarea-vertical-align="middle" draw:auto-grow-height="false" draw:auto-grow-width="false" fo:min-height="3.094cm" fo:min-width="2.816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svg:stroke-opacity="100%" draw:fill="solid" draw:fill-color="#006400" draw:opacity="100%" draw:textarea-horizontal-align="center" draw:textarea-vertical-align="middle" draw:auto-grow-height="false" draw:auto-grow-width="false" fo:min-height="3.538cm" fo:min-width="3.261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81cm" svg:stroke-color="#e9967a" draw:marker-start="" draw:marker-start-width="0.215cm" draw:marker-start-center="false" draw:marker-end="" draw:marker-end-width="0.215cm" draw:marker-end-center="false" svg:stroke-opacity="100%" draw:fill="solid" draw:fill-color="#a0522d" draw:opacity="100%" draw:textarea-horizontal-align="center" draw:textarea-vertical-align="middle" draw:auto-grow-height="false" draw:auto-grow-width="false" fo:min-height="3.094cm" fo:min-width="2.815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81cm" svg:stroke-color="#ffc0cb" draw:marker-start="" draw:marker-start-width="0.215cm" draw:marker-start-center="false" draw:marker-end="" draw:marker-end-width="0.215cm" draw:marker-end-center="false" svg:stroke-opacity="100%" draw:fill="solid" draw:fill-color="#ff69b4" draw:opacity="100%" draw:textarea-horizontal-align="center" draw:textarea-vertical-align="middle" draw:auto-grow-height="false" draw:auto-grow-width="false" fo:min-height="3.095cm" fo:min-width="2.815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81cm" svg:stroke-color="#00bfff" draw:marker-start="" draw:marker-start-width="0.215cm" draw:marker-start-center="false" draw:marker-end="" draw:marker-end-width="0.215cm" draw:marker-end-center="false" svg:stroke-opacity="100%" draw:fill="solid" draw:fill-color="#0000ff" draw:opacity="100%" draw:textarea-horizontal-align="center" draw:textarea-vertical-align="middle" draw:auto-grow-height="false" draw:auto-grow-width="false" fo:min-height="3.538cm" fo:min-width="3.261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>
      <style:graphic-properties svg:stroke-width="0.106cm" svg:stroke-color="#00ced1" draw:marker-start-width="0.359cm" draw:marker-end-width="0.359cm" draw:textarea-horizontal-align="justify" draw:textarea-vertical-align="middle" draw:auto-grow-height="false" fo:min-height="3.11cm" fo:min-width="3.214cm" fo:padding-top="0.178cm" fo:padding-bottom="0.178cm" fo:padding-left="0.303cm" fo:padding-right="0.303cm"/>
      <style:paragraph-properties style:writing-mode="lr-tb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b47804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e994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b47804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font-variant="normal" fo:text-transform="none" fo:color="#468a1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e8f2a1" draw:opacity="100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variant="normal" fo:text-transform="none" fo:color="#468a1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90%" fo:text-align="center" fo:text-indent="-0.79cm" style:punctuation-wrap="hanging" style:writing-mode="lr-tb">
        <style:tab-stops/>
      </style:paragraph-properties>
      <style:text-properties fo:font-variant="normal" fo:text-transform="none" fo:color="#b85c00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b66c" draw:opacity="100%"/>
      <style:paragraph-properties fo:margin-left="0cm" fo:margin-right="0cm" fo:margin-top="0cm" fo:margin-bottom="0cm" fo:line-height="90%" fo:text-align="center" fo:text-indent="-0.79cm" style:punctuation-wrap="hanging" style:writing-mode="lr-tb" style:font-independent-line-spacing="true">
        <style:tab-stops/>
      </style:paragraph-properties>
      <style:text-properties fo:font-variant="normal" fo:text-transform="none" fo:color="#b85c00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be480a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aa95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be480a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cccccc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666666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1e90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add8e6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1e90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font-variant="normal" fo:text-transform="none" fo:color="#00fa9a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6400" draw:opacity="100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variant="normal" fo:text-transform="none" fo:color="#00fa9a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e9967a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a0522d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e9967a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c0cb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69b4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c0cb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font-variant="normal" fo:text-transform="none" fo:color="#87cef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ff" draw:opacity="100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variant="normal" fo:text-transform="none" fo:color="#87cef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2f4f4f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bold" style:letter-kerning="true" fo:background-color="transparent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 style:text-overline-style="none" style:text-overline-color="font-color"/>
    </style:style>
    <style:style style:name="P25" style:family="paragraph">
      <loext:graphic-properties draw:fill="solid" draw:fill-color="#ffe994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bold" style:letter-kerning="true" fo:background-color="transparent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P27" style:family="paragraph">
      <loext:graphic-properties draw:fill="solid" draw:fill-color="#32cd32" draw:opacity="100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90%" fo:text-align="center" fo:text-indent="-0.79cm" style:punctuation-wrap="hanging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29" style:family="paragraph">
      <loext:graphic-properties draw:fill="solid" draw:fill-color="#ffb66c" draw:opacity="100%"/>
      <style:paragraph-properties fo:margin-left="0cm" fo:margin-right="0cm" fo:margin-top="0cm" fo:margin-bottom="0cm" fo:line-height="90%" fo:text-align="center" fo:text-indent="-0.79cm" style:punctuation-wrap="hanging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31" style:family="paragraph">
      <loext:graphic-properties draw:fill="solid" draw:fill-color="#ffaa95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.1cm" fo:line-height="115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5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 style:text-overline-style="none" style:text-overline-color="font-color"/>
    </style:style>
    <style:style style:name="P33" style:family="paragraph">
      <loext:graphic-properties draw:fill="solid" draw:fill-color="#cccccc" draw:opacity="100%"/>
      <style:paragraph-properties fo:margin-left="0cm" fo:margin-right="0cm" fo:margin-top="0cm" fo:margin-bottom="0.1cm" fo:line-height="115%" fo:text-align="center" fo:text-indent="0cm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font-name="Liberation Sans" fo:font-size="15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 style:text-overline-style="none" style:text-overline-color="font-color"/>
    </style:style>
    <style:style style:name="P34" style:family="paragraph">
      <loext:graphic-properties draw:fill="solid" draw:fill-color="#add8e6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font-variant="normal" fo:text-transform="none" fo:color="#fffafa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P36" style:family="paragraph">
      <loext:graphic-properties draw:fill="solid" draw:fill-color="#006400" draw:opacity="100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variant="normal" fo:text-transform="none" fo:color="#fffafa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38" style:family="paragraph">
      <loext:graphic-properties draw:fill="solid" draw:fill-color="#a0522d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39" style:family="paragraph">
      <loext:graphic-properties draw:fill="solid" draw:fill-color="#ff69b4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bold" style:letter-kerning="true" fo:background-color="transparent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font-variant="normal" fo:text-transform="none" fo:color="#fffaf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41" style:family="paragraph">
      <loext:graphic-properties draw:fill="solid" draw:fill-color="#0000ff" draw:opacity="100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variant="normal" fo:text-transform="none" fo:color="#fffaf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42" style:family="paragraph">
      <style:paragraph-properties fo:text-align="center"/>
    </style:style>
    <style:style style:name="P4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4pt"/>
    </style:style>
    <style:style style:name="T2" style:family="text">
      <style:text-properties fo:font-variant="normal" fo:text-transform="none" fo:color="#b47804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68a1a" loext:opacity="100%" style:text-outline="false" style:text-line-through-style="none" style:text-line-through-type="none" style:text-position="0% 100%" style:font-name="Liberation Sans1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b85c00" loext:opacity="100%" style:text-outline="false" style:text-line-through-style="none" style:text-line-through-type="none" style:text-position="0% 100%" style:font-name="Liberation Sans1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be480a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90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fa9a" loext:opacity="100%" style:text-outline="false" style:text-line-through-style="none" style:text-line-through-type="none" style:text-position="0% 100%" style:font-name="Liberation Sans1" fo:font-size="15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e9967a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c0cb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7cefa" loext:opacity="100%" style:text-outline="false" style:text-line-through-style="none" style:text-line-through-type="none" style:text-position="0% 100%" style:font-name="Liberation Sans1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bold" style:letter-kerning="true" fo:background-color="transparent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6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5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afa" loext:opacity="100%" style:text-outline="false" style:text-line-through-style="none" style:text-line-through-type="none" style:text-position="0% 100%" style:font-name="Liberation Sans1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afa" loext:opacity="100%" style:text-outline="false" style:text-line-through-style="none" style:text-line-through-type="none" style:text-position="0% 100%" style:font-name="Liberation Sans1" fo:font-size="18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12cm" svg:y="9cm">
          <text:p text:style-name="P1"><text:span text:style-name="T1">HRM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25cm" svg:height="1cm" svg:x="10cm" svg:y="17cm">
          <text:p text:style-name="P2">Announcement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cm" svg:height="1cm" svg:x="11.75cm" svg:y="4.75cm">
          <text:p text:style-name="P2">Employee Data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1cm" svg:x="4cm" svg:y="6cm">
          <text:p text:style-name="P2">DT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1cm" svg:x="2cm" svg:y="9cm">
          <text:p text:style-name="P2">Attendanc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1cm" svg:x="2cm" svg:y="12.1cm">
          <text:p text:style-name="P2">Payroll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7cm" svg:height="3cm" svg:x="20.75cm" svg:y="12.5cm">
          <text:p text:style-name="P2">Request Leave/Travel/CT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5cm" svg:height="2cm" svg:x="21.75cm" svg:y="8.75cm">
          <text:p text:style-name="P2">Training and Developmen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1cm" svg:x="17.75cm" svg:y="17cm">
          <text:p text:style-name="P2">Training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1cm" svg:x="3.9cm" svg:y="15cm">
          <text:p text:style-name="P2">Report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1cm" svg:x="19.5cm" svg:y="6cm">
          <text:p text:style-name="P2">Quick Search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7" draw:text-style-name="P4" draw:layer="layout" svg:width="4.405cm" svg:height="4.852cm" svg:x="9.789cm" svg:y="7.366cm">
          <text:p text:style-name="P3"><text:span text:style-name="T2">Announcements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8" draw:text-style-name="P6" draw:layer="layout" svg:width="4.405cm" svg:height="4.851cm" svg:x="7.419cm" svg:y="11.484cm">
          <text:p text:style-name="P5"><text:span text:style-name="T3">Attendance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9" draw:text-style-name="P8" draw:layer="layout" svg:width="4.405cm" svg:height="4.851cm" svg:x="14.543cm" svg:y="7.368cm">
          <text:p text:style-name="P7"><text:span text:style-name="T4">Quick Search</text:span></text:p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10" draw:text-style-name="P10" draw:layer="layout" svg:width="4.405cm" svg:height="4.851cm" svg:x="12.173cm" svg:y="11.485cm">
          <text:p text:style-name="P9"><text:span text:style-name="T5">Date Time Record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11" draw:text-style-name="P12" draw:layer="layout" svg:width="4.404cm" svg:height="4.85cm" svg:x="12.176cm" svg:y="3.25cm">
          <text:p text:style-name="P11"><text:span text:style-name="T6">Employee</text:span></text:p>
          <text:p text:style-name="P11"><text:span text:style-name="T6">Data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12" draw:text-style-name="P14" draw:layer="layout" svg:width="4.405cm" svg:height="4.851cm" svg:x="17.012cm" svg:y="11.485cm">
          <text:p text:style-name="P13"><text:span text:style-name="T7">Payroll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13" draw:text-style-name="P16" draw:layer="layout" svg:width="4.404cm" svg:height="4.851cm" svg:x="9.839cm" svg:y="15.542cm">
          <text:p text:style-name="P15"><text:span text:style-name="T8">Training and </text:span><text:span text:style-name="T8">Developmen</text:span><text:span text:style-name="T8">t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14" draw:text-style-name="P18" draw:layer="layout" svg:width="4.404cm" svg:height="4.851cm" svg:x="14.628cm" svg:y="15.582cm">
          <text:p text:style-name="P17"><text:span text:style-name="T9">Request Leave/ Travel/ CTO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15" draw:text-style-name="P20" draw:layer="layout" svg:width="4.404cm" svg:height="4.852cm" svg:x="19.346cm" svg:y="15.524cm">
          <text:p text:style-name="P19"><text:span text:style-name="T10">Evaluation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16" draw:text-style-name="P22" draw:layer="layout" svg:width="4.404cm" svg:height="4.851cm" svg:x="5cm" svg:y="15.542cm">
          <text:p text:style-name="P21"><text:span text:style-name="T11">Reports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page>
      <draw:page draw:name="page3" draw:style-name="dp1" draw:master-page-name="Default">
        <draw:custom-shape draw:style-name="gr17" draw:text-style-name="P23" draw:layer="layout" svg:width="17.25cm" svg:height="17.25cm" svg:x="5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4.405cm" svg:height="4.852cm" svg:x="7.245cm" svg:y="2.298cm">
          <text:p text:style-name="P24"><text:span text:style-name="T12">Announcements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19" draw:text-style-name="P27" draw:layer="layout" svg:width="4.405cm" svg:height="4.851cm" svg:x="4.445cm" svg:y="6.049cm">
          <text:p text:style-name="P26"><text:span text:style-name="T13">Attendance</text:span></text:p>
          <text:p text:style-name="P26"><text:span text:style-name="T13">Appearance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20" draw:text-style-name="P29" draw:layer="layout" svg:width="4.405cm" svg:height="4.851cm" svg:x="16.495cm" svg:y="2.349cm">
          <text:p text:style-name="P28"><text:span text:style-name="T14">Quick Search</text:span></text:p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21" draw:text-style-name="P31" draw:layer="layout" svg:width="4.405cm" svg:height="4.851cm" svg:x="5.045cm" svg:y="10.799cm">
          <text:p text:style-name="P30"><text:span text:style-name="T15">Date Time Record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22" draw:text-style-name="P33" draw:layer="layout" svg:width="4.404cm" svg:height="4.85cm" svg:x="11.85cm" svg:y="1.05cm">
          <text:p text:style-name="P32"><text:span text:style-name="T16">Employee</text:span></text:p>
          <text:p text:style-name="P32"><text:span text:style-name="T16">Data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23" draw:text-style-name="P34" draw:layer="layout" svg:width="4.405cm" svg:height="4.851cm" svg:x="19.445cm" svg:y="6.05cm">
          <text:p text:style-name="P30"><text:span text:style-name="T15">Payroll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24" draw:text-style-name="P36" draw:layer="layout" svg:width="4.404cm" svg:height="4.851cm" svg:x="11.946cm" svg:y="15.75cm">
          <text:p text:style-name="P35"><text:span text:style-name="T17">Training and Development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25" draw:text-style-name="P38" draw:layer="layout" svg:width="4.404cm" svg:height="4.851cm" svg:x="16.596cm" svg:y="14.75cm">
          <text:p text:style-name="P37"><text:span text:style-name="T18">Request Leave/ Travel/ CTO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26" draw:text-style-name="P39" draw:layer="layout" svg:width="4.404cm" svg:height="4.852cm" svg:x="19.05cm" svg:y="10.848cm">
          <text:p text:style-name="P24"><text:span text:style-name="T12">Evaluation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27" draw:text-style-name="P41" draw:layer="layout" svg:width="4.404cm" svg:height="4.851cm" svg:x="7.346cm" svg:y="14.749cm">
          <text:p text:style-name="P40"><text:span text:style-name="T19">Reports</text:span></text:p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28" draw:text-style-name="P43" draw:layer="layout" svg:width="5.25cm" svg:height="4.75cm" svg:x="11.5cm" svg:y="8.25cm">
          <text:p text:style-name="P42"><text:span text:style-name="T20">HRM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0T13:51:40.437782630</meta:creation-date>
    <dc:date>2023-07-10T15:50:55.495451088</dc:date>
    <meta:editing-duration>PT23M28S</meta:editing-duration>
    <meta:editing-cycles>5</meta:editing-cycles>
    <meta:generator>LibreOffice/7.3.7.2$Linux_X86_64 LibreOffice_project/30$Build-2</meta:generator>
    <meta:document-statistic meta:object-count="33"/>
  </office:meta>
</office:document-meta>
</file>